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5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ANDURO TENAZOA KASSANDR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738675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277280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ANDURO TENAZOA KASSANDR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738675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277280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9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300321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.9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790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.0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61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4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5/10/2021</text:p>
          </table:table-cell>
          <table:table-cell table:style-name="Tabla2.A3" office:value-type="string">
            <text:p text:style-name="P22">5894373</text:p>
          </table:table-cell>
          <table:table-cell table:style-name="Tabla2.D3" office:value-type="string">
            <text:p text:style-name="P23">14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5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21:17:2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